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3.4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erif" style:font-name-asian="DejaVu Sans" style:font-name-complex="Noto Sans Arabic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  <table:table-row table:style-name="ro1">
          <table:table-cell office:value-type="string" calcext:value-type="string">
            <text:p>Is compile time ONLY compiler time]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5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5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5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5" office:value-type="string" calcext:value-type="string">
            <text:p>why num--; and not –num;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6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5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5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6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6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Fix dynamicArray tes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5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1:35:34.0199453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9-20T14:05:40.161500085</dc:date>
    <meta:editing-duration>P58DT16H43M49S</meta:editing-duration>
    <meta:editing-cycles>65</meta:editing-cycles>
    <meta:generator>LibreOffice/24.2.5.2$Linux_X86_64 LibreOffice_project/420$Build-2</meta:generator>
    <meta:document-statistic meta:table-count="5" meta:cell-count="110" meta:object-count="0"/>
  </office:meta>
</office:document-meta>
</file>